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Liberation Sans" fo:font-size="12pt" fo:font-style="italic" fo:text-shadow="none" style:text-underline-style="none" fo:font-weight="bold" style:font-name-asian="Liberation Sans" style:font-size-asian="12pt" style:font-style-asian="italic" style:font-weight-asian="bold" style:font-name-complex="Liberation Sans" style:font-size-complex="12pt" style:font-style-complex="italic" style:font-weight-complex="bold" style:text-emphasize="none" style:text-overline-style="none" style:text-overline-color="font-color"/>
    </style:style>
    <style:style style:name="P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Liberation Sans" fo:font-size="12pt" fo:font-style="normal" fo:text-shadow="none" style:text-underline-style="none" fo:font-weight="normal" style:font-name-asian="Liberation Sans" style:font-size-asian="12pt" style:font-style-asian="normal" style:font-weight-asian="normal" style:font-name-complex="Liberation Sans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Liberation Sans" fo:font-size="12pt" fo:font-style="normal" fo:text-shadow="none" style:text-underline-style="none" fo:font-weight="normal" style:font-name-asian="Liberation Sans" style:font-size-asian="12pt" style:font-style-asian="normal" style:font-weight-asian="normal" style:font-name-complex="Liberation Sans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Liberation Sans" fo:font-size="12pt" fo:font-style="normal" fo:text-shadow="none" style:text-underline-style="none" fo:font-weight="bold" style:font-name-asian="Liberation Sans" style:font-size-asian="12pt" style:font-style-asian="normal" style:font-weight-asian="bold" style:font-name-complex="Liberation Sans" style:font-size-complex="12pt" style:font-style-complex="normal" style:font-weight-complex="bold" style:text-emphasize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Plan</text:span> </text:p>
      <text:p text:style-name="Standard"/>
      <text:p text:style-name="P1">Linux OS</text:p>
      <text:p text:style-name="P2">Introduction (Evolution, Distributions)</text:p>
      <text:p text:style-name="P2">Disk partitioning, file system type, dual booting</text:p>
      <text:p text:style-name="P2">OS Install (Ubuntu, Redhat, Dual-boot, VM/OpenBox)</text:p>
      <text:p text:style-name="P1"/>
      <text:p text:style-name="P1">Linux Architecture</text:p>
      <text:p text:style-name="P2">Linux Kernel, Boot Process</text:p>
      <text:p text:style-name="P2">File types and directory hierarchy, permissions</text:p>
      <text:p text:style-name="P2">Users, groups, permissions</text:p>
      <text:p text:style-name="P2">Processes attributes, monitoring and controlling</text:p>
      <text:p text:style-name="P1"/>
      <text:p text:style-name="P1">X and Desktop Environment</text:p>
      <text:p text:style-name="P2">X Window System, $DISPLAY, ssh -X, xhost+ &amp;&amp; telnet</text:p>
      <text:p text:style-name="P2">Desktop Environments / Default applications</text:p>
      <text:p text:style-name="P1"/>
      <text:p text:style-name="P1">Network</text:p>
      <text:p text:style-name="P2">Network Configuration (TCP/IP, ifconfig, proxy, DHCP, /etc/hosts)</text:p>
      <text:p text:style-name="P2">Remote working (ssh, export display, scp, etc)</text:p>
      <text:p text:style-name="P2">Network file system (NFS), exportfs</text:p>
      <text:p text:style-name="P5"><text:span text:style-name="T1"/></text:p>
      <text:p text:style-name="P5">Tools</text:p>
      <text:p text:style-name="P2">SVN, Bugzill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i </meta:initial-creator>
    <meta:creation-date>2013-06-20T08:17:46</meta:creation-date>
    <dc:date>2013-06-21T21:38:07</dc:date>
    <dc:creator>Ani </dc:creator>
    <meta:editing-duration>PT00H03M47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19" meta:word-count="80" meta:character-count="606"/>
  </office:meta>
</office:document-meta>
</file>